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Verdana" svg:font-family="Verdan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d9680"/>
    </style:style>
    <style:style style:name="P2" style:family="paragraph" style:parent-style-name="Standard">
      <style:text-properties fo:color="#000000"/>
    </style:style>
    <style:style style:name="P3" style:family="paragraph" style:parent-style-name="Text_20_body">
      <style:paragraph-properties fo:margin-top="0cm" fo:margin-bottom="0cm" loext:contextual-spacing="false" fo:line-height="115%" fo:text-align="start" style:justify-single-word="false" style:writing-mode="lr-tb"/>
      <style:text-properties fo:color="#ff0000" style:font-name="Arial"/>
    </style:style>
    <style:style style:name="P4" style:family="paragraph" style:parent-style-name="Text_20_body">
      <style:paragraph-properties fo:margin-top="0cm" fo:margin-bottom="0cm" loext:contextual-spacing="false" fo:line-height="115%" fo:text-align="start" style:justify-single-word="false" style:writing-mode="lr-tb"/>
      <style:text-properties style:font-name="Arial"/>
    </style:style>
    <style:style style:name="P5" style:family="paragraph" style:parent-style-name="Text_20_body">
      <style:paragraph-properties fo:margin-top="0cm" fo:margin-bottom="0cm" loext:contextual-spacing="false" fo:line-height="115%" fo:text-align="start" style:justify-single-word="false" style:writing-mode="lr-tb"/>
      <style:text-properties style:font-name="Arial" fo:background-color="#ffffff"/>
    </style:style>
    <style:style style:name="P6" style:family="paragraph" style:parent-style-name="Text_20_body">
      <style:paragraph-properties fo:margin-top="0cm" fo:margin-bottom="0cm" loext:contextual-spacing="false" fo:line-height="115%" fo:text-align="start" style:justify-single-word="false" style:writing-mode="lr-tb"/>
    </style:style>
    <style:style style:name="P7" style:family="paragraph" style:parent-style-name="Text_20_body">
      <style:paragraph-properties fo:margin-top="0cm" fo:margin-bottom="0cm" loext:contextual-spacing="false" fo:line-height="115%" fo:text-align="start" style:justify-single-word="false" style:writing-mode="lr-tb"/>
      <style:text-properties style:font-name="Verdana" fo:background-color="#ffffff"/>
    </style:style>
    <style:style style:name="P8" style:family="paragraph" style:parent-style-name="Text_20_body">
      <style:paragraph-properties fo:margin-top="0cm" fo:margin-bottom="0cm" loext:contextual-spacing="false" fo:text-align="start" style:justify-single-word="false" style:writing-mode="lr-tb"/>
    </style:style>
    <style:style style:name="P9" style:family="paragraph" style:parent-style-name="Text_20_body">
      <style:paragraph-properties fo:line-height="115%" fo:text-align="start" style:justify-single-word="false" style:writing-mode="lr-tb"/>
    </style:style>
    <style:style style:name="P10" style:family="paragraph" style:parent-style-name="Text_20_body">
      <style:paragraph-properties fo:line-height="115%" fo:text-align="start" style:justify-single-word="false" style:writing-mode="lr-tb"/>
      <style:text-properties fo:color="#ff0000" style:font-name="Arial"/>
    </style:style>
    <style:style style:name="P11" style:family="paragraph" style:parent-style-name="Text_20_body">
      <style:paragraph-properties fo:text-align="start" style:justify-single-word="false" style:writing-mode="lr-tb"/>
    </style:style>
    <style:style style:name="P12" style:family="paragraph" style:parent-style-name="Text_20_body">
      <style:paragraph-properties fo:margin-top="0cm" fo:margin-bottom="0cm" loext:contextual-spacing="false" fo:line-height="115%" fo:text-align="start" style:justify-single-word="false" style:writing-mode="lr-tb"/>
      <style:text-properties fo:color="#ff0000" style:font-name="Arial"/>
    </style:style>
    <style:style style:name="P13" style:family="paragraph" style:parent-style-name="Text_20_body">
      <style:paragraph-properties fo:margin-top="0cm" fo:margin-bottom="0cm" loext:contextual-spacing="false" fo:line-height="115%" fo:text-align="start" style:justify-single-word="false" style:writing-mode="lr-tb"/>
      <style:text-properties style:font-name="Arial"/>
    </style:style>
    <style:style style:name="P14" style:family="paragraph" style:parent-style-name="Text_20_body">
      <style:paragraph-properties fo:line-height="115%" fo:text-align="start" style:justify-single-word="false" style:writing-mode="lr-tb"/>
      <style:text-properties fo:color="#ff0000" style:font-name="Arial"/>
    </style:style>
    <style:style style:name="T1" style:family="text">
      <style:text-properties style:font-name="Arial"/>
    </style:style>
    <style:style style:name="T2" style:family="text">
      <style:text-properties style:font-name="Arial" fo:background-color="#ffffff" loext:char-shading-value="0"/>
    </style:style>
    <style:style style:name="T3" style:family="text">
      <style:text-properties style:font-name="Verdana" fo:background-color="#ffffff" loext:char-shading-value="0"/>
    </style:style>
    <style:style style:name="T4" style:family="text">
      <style:text-properties fo:background-color="#ffffff" loext:char-shading-value="0"/>
    </style:style>
    <style:style style:name="T5" style:family="text">
      <style:text-properties fo:color="#110000"/>
    </style:style>
    <style:style style:name="T6" style:family="text">
      <style:text-properties fo:color="#790029"/>
    </style:style>
    <style:style style:name="T7" style:family="text">
      <style:text-properties fo:color="#790029" style:font-name="Arial"/>
    </style:style>
    <style:style style:name="T8" style:family="text">
      <style:text-properties fo:color="#ff0000" style:font-name="Arial"/>
    </style:style>
    <style:style style:name="T9" style:family="text">
      <style:text-properties fo:color="#000000"/>
    </style:style>
    <style:style style:name="T10" style:family="text">
      <style:text-properties fo:font-size="26.7000007629395pt"/>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style:text-underline-style="none" fo:font-weight="bold" style:font-weight-asian="bold" style:font-weight-complex="bold"/>
    </style:style>
    <style:style style:name="T14" style:family="text">
      <style:text-properties style:text-underline-style="none" fo:font-weight="normal" style:font-weight-asian="normal" style:font-weight-complex="normal"/>
    </style:style>
    <style:style style:name="T15" style:family="text">
      <style:text-properties fo:font-style="italic" style:text-underline-style="none" fo:font-weight="normal" style:font-style-asian="italic" style:font-weight-asian="normal" style:font-style-complex="italic" style:font-weight-complex="normal"/>
    </style:style>
    <style:style style:name="T1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transparent" fo:margin-left="0cm" fo:margin-right="0cm"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inux device driver interview questions </text:h>
      <text:p text:style-name="Text_20_body">Linux device driver interview questions , Linux kernel development interview questions, Embedded software development interview questions, OS development interview questions , RTOS development interview questions all of these are grouped together under a single roof.</text:p>
      <text:p text:style-name="Text_20_body">This article list out almost all variety of linux device driver interview questions.These LDD questions covers almost all the questions can be asked for the skills of Linux device driver, Linux kernel development, OS development,embedded software development etc. This article also contains linux kernel interview questions which covers almost all the linux kernel module wise questions.</text:p>
      <text:p text:style-name="Text_20_body">So if you are going for the interview or preparing for the interview for the any of above skills then have a quick view or quick revision on below questions.</text:p>
      <text:p text:style-name="Text_20_body"><text:span text:style-name="Strong_20_Emphasis">Process management</text:span><text:line-break/><text:a xlink:type="simple" xlink:href="http://www.tutorialsdaddy.com/2015/11/linux-device-drivers-and-linux-kernel-interview-questions-and-answers-process-managment/" text:style-name="Internet_20_link" text:visited-style-name="Visited_20_Internet_20_Link"><text:span text:style-name="T18">1) how to manipulate the current process</text:span></text:a><text:span text:style-name="T18"><text:line-break/></text:span><text:a xlink:type="simple" xlink:href="http://www.tutorialsdaddy.com/2015/11/linux-device-drivers-and-linux-kernel-interview-questions-and-answers-process-managment/" text:style-name="Internet_20_link" text:visited-style-name="Visited_20_Internet_20_Link"><text:span text:style-name="T18">2) what are kernel thread.</text:span></text:a><text:span text:style-name="T18"><text:line-break/></text:span><text:a xlink:type="simple" xlink:href="http://www.tutorialsdaddy.com/2015/11/linux-device-drivers-and-linux-kernel-interview-questions-and-answers-process-managment/" office:target-frame-name="_blank" xlink:show="new" text:style-name="Internet_20_link" text:visited-style-name="Visited_20_Internet_20_Link"><text:span text:style-name="T18">3) how threads are implemented in linux kernel.</text:span></text:a><text:span text:style-name="T18"><text:line-break/></text:span><text:a xlink:type="simple" xlink:href="http://www.tutorialsdaddy.com/2015/11/linux-device-drivers-and-linux-kernel-interview-questions-and-answers-process-managment/" office:target-frame-name="_blank" xlink:show="new" text:style-name="Internet_20_link" text:visited-style-name="Visited_20_Internet_20_Link"><text:span text:style-name="T18">4) What are different state of a process in lunix.</text:span></text:a><text:span text:style-name="T18"><text:line-break/></text:span><text:a xlink:type="simple" xlink:href="http://www.tutorialsdaddy.com/2015/11/linux-device-drivers-and-linux-kernel-interview-questions-and-answers-process-managment/" office:target-frame-name="_blank" xlink:show="new" text:style-name="Internet_20_link" text:visited-style-name="Visited_20_Internet_20_Link"><text:span text:style-name="T18">5) what is difference between process and thread.</text:span></text:a><text:span text:style-name="T18"><text:line-break/></text:span><text:a xlink:type="simple" xlink:href="http://www.tutorialsdaddy.com/2015/11/linux-device-drivers-and-linux-kernel-interview-questions-and-answers-process-managment/" office:target-frame-name="_blank" xlink:show="new" text:style-name="Internet_20_link" text:visited-style-name="Visited_20_Internet_20_Link"><text:span text:style-name="T18">6) generally what resources are shared between threads.</text:span></text:a><text:span text:style-name="T18"><text:line-break/></text:span><text:a xlink:type="simple" xlink:href="http://www.tutorialsdaddy.com/2015/11/linux-device-drivers-and-linux-kernel-interview-questions-and-answers-process-managment/" office:target-frame-name="_blank" xlink:show="new" text:style-name="Internet_20_link" text:visited-style-name="Visited_20_Internet_20_Link"><text:span text:style-name="T18">7) what is process descriptor</text:span></text:a><text:span text:style-name="T18"><text:line-break/></text:span><text:a xlink:type="simple" xlink:href="http://www.tutorialsdaddy.com/2015/11/linux-device-drivers-and-linux-kernel-interview-questions-and-answers-process-managment/" office:target-frame-name="_blank" xlink:show="new" text:style-name="Internet_20_link" text:visited-style-name="Visited_20_Internet_20_Link"><text:span text:style-name="T18">8) what is task_struct.</text:span></text:a><text:span text:style-name="T18"><text:line-break/></text:span><text:a xlink:type="simple" xlink:href="http://www.tutorialsdaddy.com/2015/11/linux-device-drivers-and-linux-kernel-interview-questions-and-answers-process-managment/" office:target-frame-name="_blank" xlink:show="new" text:style-name="Internet_20_link" text:visited-style-name="Visited_20_Internet_20_Link"><text:span text:style-name="T18">9) what is therad_info structure for.</text:span></text:a><text:span text:style-name="T18"><text:line-break/></text:span><text:a xlink:type="simple" xlink:href="http://www.tutorialsdaddy.com/2015/11/linux-device-drivers-and-linux-kernel-interview-questions-and-answers-process-managment/" office:target-frame-name="_blank" xlink:show="new" text:style-name="Internet_20_link" text:visited-style-name="Visited_20_Internet_20_Link"><text:span text:style-name="T18">10) what was the need of thread_info structure.</text:span></text:a><text:span text:style-name="T18"><text:line-break/></text:span><text:a xlink:type="simple" xlink:href="http://www.tutorialsdaddy.com/2015/11/linux-device-drivers-and-linux-kernel-interview-questions-and-answers-process-managment/" office:target-frame-name="_blank" xlink:show="new" text:style-name="Internet_20_link" text:visited-style-name="Visited_20_Internet_20_Link"><text:span text:style-name="T18">11) difference betwen fork() and vfork()</text:span></text:a><text:span text:style-name="T18"><text:line-break/></text:span><text:a xlink:type="simple" xlink:href="http://www.tutorialsdaddy.com/2015/11/linux-device-drivers-and-linux-kernel-interview-questions-and-answers-process-managment/" office:target-frame-name="_blank" xlink:show="new" text:style-name="Internet_20_link" text:visited-style-name="Visited_20_Internet_20_Link"><text:span text:style-name="T18">12) what is process context.</text:span></text:a><text:span text:style-name="T18"><text:line-break/></text:span><text:a xlink:type="simple" xlink:href="http://www.tutorialsdaddy.com/2015/11/linux-device-drivers-and-linux-kernel-interview-questions-and-answers-process-managment/" office:target-frame-name="_blank" xlink:show="new" text:style-name="Internet_20_link" text:visited-style-name="Visited_20_Internet_20_Link"><text:span text:style-name="T18">13) what is zombie process.</text:span></text:a><text:span text:style-name="T18"><text:line-break/></text:span><text:a xlink:type="simple" xlink:href="http://www.tutorialsdaddy.com/2015/11/linux-device-drivers-and-linux-kernel-interview-questions-and-answers-process-managment/" office:target-frame-name="_blank" xlink:show="new" text:style-name="Internet_20_link" text:visited-style-name="Visited_20_Internet_20_Link"><text:span text:style-name="T18">14) how parent less process is handles in linux.</text:span></text:a><text:span text:style-name="T18"><text:line-break/></text:span><text:span text:style-name="Strong_20_Emphasis"><text:span text:style-name="T18">Process Scheduling</text:span></text:span><text:span text:style-name="T18"><text:line-break/></text:span><text:a xlink:type="simple" xlink:href="http://www.tutorialsdaddy.com/2015/11/linux-device-drivers-and-linux-kernel-interview-questions-and-answers-process-scheduling/" office:target-frame-name="_blank" xlink:show="new" text:style-name="Internet_20_link" text:visited-style-name="Visited_20_Internet_20_Link"><text:span text:style-name="T18">1) what is process scheduling</text:span></text:a><text:span text:style-name="T18"><text:line-break/></text:span><text:a xlink:type="simple" xlink:href="http://www.tutorialsdaddy.com/2015/11/linux-device-drivers-and-linux-kernel-interview-questions-and-answers-process-scheduling/" office:target-frame-name="_blank" xlink:show="new" text:style-name="Internet_20_link" text:visited-style-name="Visited_20_Internet_20_Link"><text:span text:style-name="T18">2) what is cooperative multitasking and pre-emptive multitasking.</text:span></text:a><text:span text:style-name="T18"><text:line-break/></text:span><text:a xlink:type="simple" xlink:href="http://www.tutorialsdaddy.com/2015/11/linux-device-drivers-and-linux-kernel-interview-questions-and-answers-process-scheduling/" office:target-frame-name="_blank" xlink:show="new" text:style-name="Internet_20_link" text:visited-style-name="Visited_20_Internet_20_Link"><text:span text:style-name="T18">3) what is yielding.</text:span></text:a><text:span text:style-name="T18"><text:line-break/></text:span><text:a xlink:type="simple" xlink:href="http://www.tutorialsdaddy.com/2015/11/linux-device-drivers-and-linux-kernel-interview-questions-and-answers-process-scheduling/" office:target-frame-name="_blank" xlink:show="new" text:style-name="Internet_20_link" text:visited-style-name="Visited_20_Internet_20_Link"><text:span text:style-name="T18">4) what is limitation of cooperative multitasking.</text:span></text:a><text:span text:style-name="T18"><text:line-break/></text:span><text:a xlink:type="simple" xlink:href="http://www.tutorialsdaddy.com/2015/11/linux-device-drivers-and-linux-kernel-interview-questions-and-answers-process-scheduling/" office:target-frame-name="_blank" xlink:show="new" text:style-name="Internet_20_link" text:visited-style-name="Visited_20_Internet_20_Link"><text:span text:style-name="T18">5) I/O bound versus Processor bound process.</text:span></text:a><text:span text:style-name="T18"><text:line-break/></text:span><text:a xlink:type="simple" xlink:href="http://www.tutorialsdaddy.com/2015/11/linux-device-drivers-and-linux-kernel-interview-questions-and-answers-process-scheduling/" office:target-frame-name="_blank" xlink:show="new" text:style-name="Internet_20_link" text:visited-style-name="Visited_20_Internet_20_Link"><text:span text:style-name="T18">6) what is process priority.</text:span></text:a><text:span text:style-name="T18"><text:line-break/></text:span><text:a xlink:type="simple" xlink:href="http://www.tutorialsdaddy.com/2015/11/linux-device-drivers-and-linux-kernel-interview-questions-and-answers-process-scheduling/" office:target-frame-name="_blank" xlink:show="new" text:style-name="Internet_20_link" text:visited-style-name="Visited_20_Internet_20_Link"><text:span text:style-name="T18">7) What kind of priority is maintained in linux.</text:span></text:a><text:span text:style-name="T18"><text:line-break/></text:span><text:a xlink:type="simple" xlink:href="http://www.tutorialsdaddy.com/2015/11/linux-device-drivers-and-linux-kernel-interview-questions-and-answers-process-scheduling/" office:target-frame-name="_blank" xlink:show="new" text:style-name="Internet_20_link" text:visited-style-name="Visited_20_Internet_20_Link"><text:span text:style-name="T18">8) what is nice value.</text:span></text:a><text:span text:style-name="T18"><text:line-break/></text:span><text:a xlink:type="simple" xlink:href="http://www.tutorialsdaddy.com/2015/11/linux-device-drivers-and-linux-kernel-interview-questions-and-answers-process-scheduling/" office:target-frame-name="_blank" xlink:show="new" text:style-name="Internet_20_link" text:visited-style-name="Visited_20_Internet_20_Link"><text:span text:style-name="T18">9) what is virtual run time.</text:span></text:a><text:span text:style-name="T18"><text:line-break/></text:span><text:a xlink:type="simple" xlink:href="http://www.tutorialsdaddy.com/2015/11/linux-device-drivers-and-linux-kernel-interview-questions-and-answers-process-scheduling/" office:target-frame-name="_blank" xlink:show="new" text:style-name="Internet_20_link" text:visited-style-name="Visited_20_Internet_20_Link"><text:span text:style-name="T18">10) what are the available scheduling classes in linux.</text:span></text:a><text:span text:style-name="T18"><text:line-break/></text:span><text:a xlink:type="simple" xlink:href="http://www.tutorialsdaddy.com/2015/11/linux-device-drivers-and-linux-kernel-interview-questions-and-answers-process-scheduling/" office:target-frame-name="_blank" xlink:show="new" text:style-name="Internet_20_link" text:visited-style-name="Visited_20_Internet_20_Link"><text:span text:style-name="T18">11) which type os scheduling used in linux.</text:span></text:a><text:span text:style-name="T18"><text:line-break/></text:span><text:a xlink:type="simple" xlink:href="http://www.tutorialsdaddy.com/2015/11/linux-device-drivers-and-linux-kernel-interview-questions-and-answers-process-scheduling/" office:target-frame-name="_blank" xlink:show="new" text:style-name="Internet_20_link" text:visited-style-name="Visited_20_Internet_20_Link"><text:span text:style-name="T18">12) how next task is picked for scheduling.</text:span></text:a><text:span text:style-name="T18"><text:line-break/></text:span><text:a xlink:type="simple" xlink:href="http://www.tutorialsdaddy.com/2015/11/linux-device-drivers-and-linux-kernel-interview-questions-and-answers-process-scheduling/" office:target-frame-name="_blank" xlink:show="new" text:style-name="Internet_20_link" text:visited-style-name="Visited_20_Internet_20_Link"><text:span text:style-name="T18">13) what is scheduler entry point in linux.</text:span></text:a><text:span text:style-name="T18"><text:line-break/></text:span><text:a xlink:type="simple" xlink:href="http://www.tutorialsdaddy.com/2015/11/linux-device-drivers-and-linux-kernel-interview-questions-and-answers-process-scheduling/" office:target-frame-name="_blank" xlink:show="new" text:style-name="Internet_20_link" text:visited-style-name="Visited_20_Internet_20_Link"><text:span text:style-name="T18">14) what is waitqueus.</text:span></text:a><text:line-break/><text:soft-page-break/><text:a xlink:type="simple" xlink:href="http://www.tutorialsdaddy.com/2015/11/linux-device-drivers-and-linux-kernel-interview-questions-and-answers-process-scheduling/" office:target-frame-name="_blank" xlink:show="new" text:style-name="Internet_20_link" text:visited-style-name="Visited_20_Internet_20_Link">15) How context switching is handled in linux.</text:a><text:line-break/><text:a xlink:type="simple" xlink:href="http://www.tutorialsdaddy.com/2015/11/linux-device-drivers-and-linux-kernel-interview-questions-and-answers-process-scheduling/" office:target-frame-name="_blank" xlink:show="new" text:style-name="Internet_20_link" text:visited-style-name="Visited_20_Internet_20_Link">16) what is user preemption and kernel preemption</text:a><text:line-break/><text:span text:style-name="Strong_20_Emphasis">Syscalls</text:span><text:line-break/><text:a xlink:type="simple" xlink:href="http://www.tutorialsdaddy.com/2015/11/linux-device-drivers-and-linux-kernel-interview-questions-and-answers-system-calls/" office:target-frame-name="_blank" xlink:show="new" text:style-name="Internet_20_link" text:visited-style-name="Visited_20_Internet_20_Link">1) what is syscalls.</text:a><text:line-break/><text:a xlink:type="simple" xlink:href="http://www.tutorialsdaddy.com/2015/11/linux-device-drivers-and-linux-kernel-interview-questions-and-answers-system-calls/" office:target-frame-name="_blank" xlink:show="new" text:style-name="Internet_20_link" text:visited-style-name="Visited_20_Internet_20_Link">2) how system calls are implemented in linux.</text:a><text:line-break/><text:a xlink:type="simple" xlink:href="http://www.tutorialsdaddy.com/2015/11/linux-device-drivers-and-linux-kernel-interview-questions-and-answers-system-calls/" office:target-frame-name="_blank" xlink:show="new" text:style-name="Internet_20_link" text:visited-style-name="Visited_20_Internet_20_Link">3) what happens when process in userspace calls a syscall.</text:a><text:line-break/><text:a xlink:type="simple" xlink:href="http://www.tutorialsdaddy.com/2015/11/linux-device-drivers-and-linux-kernel-interview-questions-and-answers-system-calls/" office:target-frame-name="_blank" xlink:show="new" text:style-name="Internet_20_link" text:visited-style-name="Visited_20_Internet_20_Link">4) what is the need of verifying parameter in definition of syscall.</text:a><text:line-break/><text:a xlink:type="simple" xlink:href="http://www.tutorialsdaddy.com/2015/11/linux-device-drivers-and-linux-kernel-interview-questions-and-answers-system-calls/" office:target-frame-name="_blank" xlink:show="new" text:style-name="Internet_20_link" text:visited-style-name="Visited_20_Internet_20_Link">5) what is system calls context.</text:a><text:line-break/><text:a xlink:type="simple" xlink:href="http://www.tutorialsdaddy.com/2015/11/linux-device-drivers-and-linux-kernel-interview-questions-and-answers-system-calls/" office:target-frame-name="_blank" xlink:show="new" text:style-name="Internet_20_link" text:visited-style-name="Visited_20_Internet_20_Link">6) why it is not recommended to writing new syscall.</text:a></text:p>
      <text:p text:style-name="Text_20_body"><text:span text:style-name="Strong_20_Emphasis">Interrupts and interrupt handlers</text:span><text:line-break/><text:a xlink:type="simple" xlink:href="http://www.tutorialsdaddy.com/2015/11/linux-device-drivers-and-linux-kernel-interview-questions-and-answers-interrupts/" office:target-frame-name="_blank" xlink:show="new" text:style-name="Internet_20_link" text:visited-style-name="Visited_20_Internet_20_Link">1) what is interrupt</text:a><text:line-break/><text:a xlink:type="simple" xlink:href="http://www.tutorialsdaddy.com/2015/11/linux-device-drivers-and-linux-kernel-interview-questions-and-answers-interrupts/" office:target-frame-name="_blank" xlink:show="new" text:style-name="Internet_20_link" text:visited-style-name="Visited_20_Internet_20_Link">2) what is interrupt handler or ISR.</text:a><text:line-break/><text:a xlink:type="simple" xlink:href="http://www.tutorialsdaddy.com/2015/11/linux-device-drivers-and-linux-kernel-interview-questions-and-answers-interrupts/" office:target-frame-name="_blank" xlink:show="new" text:style-name="Internet_20_link" text:visited-style-name="Visited_20_Internet_20_Link">3) what is top halves and bottom halves.</text:a><text:line-break/><text:a xlink:type="simple" xlink:href="http://www.tutorialsdaddy.com/2015/11/linux-device-drivers-and-linux-kernel-interview-questions-and-answers-interrupts/" office:target-frame-name="_blank" xlink:show="new" text:style-name="Internet_20_link" text:visited-style-name="Visited_20_Internet_20_Link">4) How interrupt is registered.</text:a><text:line-break/><text:a xlink:type="simple" xlink:href="http://www.tutorialsdaddy.com/2015/11/linux-device-drivers-and-linux-kernel-interview-questions-and-answers-interrupts/" office:target-frame-name="_blank" xlink:show="new" text:style-name="Internet_20_link" text:visited-style-name="Visited_20_Internet_20_Link">5) what are different interrupt handler flags.</text:a><text:line-break/><text:a xlink:type="simple" xlink:href="http://www.tutorialsdaddy.com/2015/11/linux-device-drivers-and-linux-kernel-interview-questions-and-answers-interrupts/" office:target-frame-name="_blank" xlink:show="new" text:style-name="Internet_20_link" text:visited-style-name="Visited_20_Internet_20_Link">6) How interrupt are freed.</text:a><text:line-break/><text:a xlink:type="simple" xlink:href="http://www.tutorialsdaddy.com/2015/11/linux-device-drivers-and-linux-kernel-interview-questions-and-answers-interrupts/" office:target-frame-name="_blank" xlink:show="new" text:style-name="Internet_20_link" text:visited-style-name="Visited_20_Internet_20_Link">7) what are the considerations needs to taken care while writing interrupt handler.</text:a><text:line-break/><text:a xlink:type="simple" xlink:href="http://www.tutorialsdaddy.com/2015/11/linux-device-drivers-and-linux-kernel-interview-questions-and-answers-interrupts/" office:target-frame-name="_blank" xlink:show="new" text:style-name="Internet_20_link" text:visited-style-name="Visited_20_Internet_20_Link">8) what are shared handlers.</text:a><text:line-break/><text:a xlink:type="simple" xlink:href="http://www.tutorialsdaddy.com/2015/11/linux-device-drivers-and-linux-kernel-interview-questions-and-answers-interrupts/" office:target-frame-name="_blank" xlink:show="new" text:style-name="Internet_20_link" text:visited-style-name="Visited_20_Internet_20_Link">9) what is interrupt context.</text:a><text:line-break/><text:a xlink:type="simple" xlink:href="http://www.tutorialsdaddy.com/2015/11/linux-device-drivers-and-linux-kernel-interview-questions-and-answers-interrupts/" office:target-frame-name="_blank" xlink:show="new" text:style-name="Internet_20_link" text:visited-style-name="Visited_20_Internet_20_Link">10) how to disable and enable interrupts.</text:a><text:line-break/><text:a xlink:type="simple" xlink:href="http://www.tutorialsdaddy.com/2015/11/linux-device-drivers-and-linux-kernel-interview-questions-and-answers-interrupts/" office:target-frame-name="_blank" xlink:show="new" text:style-name="Internet_20_link" text:visited-style-name="Visited_20_Internet_20_Link">11) what are different bottom halves techniques in linux.</text:a><text:line-break/><text:a xlink:type="simple" xlink:href="http://www.tutorialsdaddy.com/2015/11/linux-device-drivers-and-linux-kernel-interview-questions-and-answers-interrupts/" office:target-frame-name="_blank" xlink:show="new" text:style-name="Internet_20_link" text:visited-style-name="Visited_20_Internet_20_Link">12) what is tasklets , softirq and workqueus and difference among them.</text:a><text:line-break/><text:a xlink:type="simple" xlink:href="http://www.tutorialsdaddy.com/2015/11/linux-device-drivers-and-linux-kernel-interview-questions-and-answers-interrupts/" office:target-frame-name="_blank" xlink:show="new" text:style-name="Internet_20_link" text:visited-style-name="Visited_20_Internet_20_Link">13) when to choose which bottom halves.</text:a><text:line-break/><text:a xlink:type="simple" xlink:href="http://www.tutorialsdaddy.com/2015/11/linux-device-drivers-and-linux-kernel-interview-questions-and-answers-interrupts/" office:target-frame-name="_blank" xlink:show="new" text:style-name="Internet_20_link" text:visited-style-name="Visited_20_Internet_20_Link">14) how to implements softirq , tasklets and workqueus.</text:a><text:line-break/><text:a xlink:type="simple" xlink:href="http://www.tutorialsdaddy.com/2015/11/linux-device-drivers-and-linux-kernel-interview-questions-and-answers-interrupts/" office:target-frame-name="_blank" xlink:show="new" text:style-name="Internet_20_link" text:visited-style-name="Visited_20_Internet_20_Link">15) how to schedule tasklet.</text:a><text:line-break/><text:a xlink:type="simple" xlink:href="http://www.tutorialsdaddy.com/2015/11/linux-device-drivers-and-linux-kernel-interview-questions-and-answers-interrupts/" office:target-frame-name="_blank" xlink:show="new" text:style-name="Internet_20_link" text:visited-style-name="Visited_20_Internet_20_Link">16) what is ksoftirqd.</text:a><text:line-break/><text:a xlink:type="simple" xlink:href="http://www.tutorialsdaddy.com/2015/11/linux-device-drivers-and-linux-kernel-interview-questions-and-answers-interrupts/" office:target-frame-name="_blank" xlink:show="new" text:style-name="Internet_20_link" text:visited-style-name="Visited_20_Internet_20_Link">17) How to disable bottom halves.</text:a><text:line-break/><text:a xlink:type="simple" xlink:href="http://www.tutorialsdaddy.com/2015/11/linux-device-drivers-and-linux-kernel-interview-questions-and-answers-interrupts/" office:target-frame-name="_blank" xlink:show="new" text:style-name="Internet_20_link" text:visited-style-name="Visited_20_Internet_20_Link">18) How locking between bottom halves handled.</text:a><text:line-break/><text:a xlink:type="simple" xlink:href="http://www.tutorialsdaddy.com/2015/11/linux-device-drivers-and-linux-kernel-interview-questions-and-answers-interrupts/" office:target-frame-name="_blank" xlink:show="new" text:style-name="Internet_20_link" text:visited-style-name="Visited_20_Internet_20_Link">19) Why we need preemption.</text:a><text:line-break/><text:span text:style-name="Strong_20_Emphasis">Kernel Synchronization</text:span><text:line-break/><text:span text:style-name="T11">1) what is synchronization<text:line-break/>2) what is critical section<text:line-break/>3) what is race con</text:span><text:span text:style-name="T12">dition.<text:line-break/>4) why we need to take care of synchronization<text:line-break/>5) what is various synchronization techniques in linux.<text:line-break/>6) what is deadlocks.<text:line-break/>7) what is atomic operations.<text:line-break/>8) what is spin locks.<text:line-break/>9) what is reader-writer spin lock.<text:line-break/>10) what is semaphore.<text:line-break/>11) what is binary semaphore.<text:line-break/>12) what is difference between semaphore and spin lock.<text:line-break/>13) when to choose what among spin lock and semaphore.</text:span><text:line-break/><text:soft-page-break/>14) what is difference between semaphore and mutex.<text:line-break/>15) what is preemption disabling and what is the use of this.<text:line-break/><text:span text:style-name="Strong_20_Emphasis">Kernel timers</text:span><text:line-break/>1) what is tick rate and jiffies.<text:line-break/>2) what are the various way of applying delay in linux.<text:line-break/>3) what is blocking and non blocking call<text:line-break/>4) what is Real time clock (RTC).<text:line-break/>5) how busy looping is implemented in linux.<text:line-break/><text:span text:style-name="Strong_20_Emphasis"> Memory management</text:span><text:line-break/>1) how memory is managed in linux.<text:line-break/>2) what are pages.<text:line-break/>3) what are different memory zones in linux.<text:line-break/>4) how to allocated pages.<text:line-break/>5) how to freeing page.<text:line-break/>6) what us kmalloc and what are action modifier we can pass while using kmalloc.<text:line-break/>7) what is zone modifier in linux.<text:line-break/>8) what is vmalloc</text:p>
      <text:p text:style-name="Text_20_body"><text:span text:style-name="Strong_20_Emphasis">Virtual file system</text:span><text:line-break/>1) what is virtual file system and what is the need of it in linux.<text:line-break/>2) are are different object types in VFS.<text:line-break/>3) what are the operations possible on inode and superblock objects.</text:p>
      <text:p text:style-name="Text_20_body"><text:span text:style-name="Strong_20_Emphasis">Process Address Space</text:span><text:line-break/>1) what is process address space.<text:line-break/>2) what is memory descriptor in linux and which structure represents it.<text:line-break/>3) how to allocate and destroy a memory descriptor<text:line-break/>4) does kernel thread has any association with mm_struct.<text:line-break/>5) what is VMA and what are various VMA operations possible in linux kernel.<text:line-break/>6) how to manipulate memory area in linux.<text:line-break/>7) what mmap and do_mmap().<text:line-break/>8) what is page tables.<text:line-break/><text:span text:style-name="Strong_20_Emphasis">Device driver questions</text:span></text:p>
      <text:p text:style-name="Text_20_body">1) What is device driver and what is the need of it.<text:line-break/>2) what are different kind of devices.<text:line-break/>3) what is module in linux.<text:line-break/>4) how mudules are loaded in linux.<text:line-break/>5) difference between insmod and modprobe.<text:line-break/>6) how parameters are shared between driver modules.<text:line-break/>7) what are IOCTLS.<text:line-break/>8) what is syscalls.<text:line-break/>9) what are the benefits of syscalls.<text:line-break/>10) how character driver is registered in linux.<text:line-break/>11) what is init and exit function of a driver.<text:line-break/><text:soft-page-break/>12) how and when init and exit function of driver get called.<text:line-break/><text:span text:style-name="T12">13) what is probe function.<text:line-break/>14) when probe is get called.<text:line-break/>15) what is platform devices.<text:line-break/>16) what is device tree.<text:line-break/>17) what are the benefits of device tree over board files.<text:line-break/>18) what is sysfs and procfs.<text:line-break/>19) how logs are printed in linux kernel and what are the logs level available in linux.<text:line-break/>20) what is copy_to_user and copy_from_user.<text:line-break/>21) what do you mean by kernel configuration and what are the various way of configuring kernel.<text:line-break/>22) what is menuconfig.<text:line-break/>23) what is ioremap<text:line-break/>24) what is seagmentation fault.<text:line-break/>25) what are the various ways od debugging linux kernel.<text:line-break/>26) how linux kernel boots.<text:line-break/>27) what is zimage and bzimage.<text:line-break/>28) what are different booting arguments in linux.<text:line-break/>29) how parameter are passed from boot loader to kernel.<text:line-break/>30) what is ATAGS.<text:line-break/>31) from which file kernel execution start</text:span>s.<text:line-break/>32) what is bootloader.<text:line-break/>33) what is primary and secondary bootloader.<text:line-break/>34) why we need two bootloader.<text:line-break/>35) difference between poll and select.<text:line-break/>36) what is priority inheritance and priority inversion.<text:line-break/>37) what are different type of kernel.<text:line-break/>38) what is DMA.<text:line-break/>39) what is cache coherency.<text:line-break/>40) what is copy on write.<text:line-break/>41) what is highmem and lowmem.<text:line-break/>42) what happens if we pass invalid address from userspace by using ioctls.<text:line-break/>43) what are different ipc mechanism in linux.<text:line-break/>44) what are sockets.<text:line-break/>45) how page fault is handled in linux.<text:line-break/>46) difference between memory based io and port based io.<text:line-break/>47) what is I2c and SPI.<text:line-break/>48) how physical to virtual translations works in linux.<text:line-break/>49) what is thrashing, segmentation and fragmentation.<text:line-break/>50) what is preempt_count and what is the need of that.</text:p>
      <text:p text:style-name="Standard"/>
      <text:p text:style-name="Standard"/>
      <text:p text:style-name="Standard"/>
      <text:p text:style-name="Standard"/>
      <text:p text:style-name="Standard"/>
      <text:h text:style-name="Heading_20_3" text:outline-level="3"><text:soft-page-break/>Linux Device driver interview questions and answers </text:h>
      <text:section text:style-name="Sect1" text:name="post-body-363672771778643454">
        <text:p text:style-name="P3">What is mknod and it's usage ?</text:p>
        <text:p text:style-name="P4">mknod is a command  which used create the device file (or) node in Linux file system.</text:p>
        <text:p text:style-name="P4">In unix or linux we will represent everything as a file .</text:p>
        <text:p text:style-name="P4"/>
        <text:p text:style-name="P6"><text:span text:style-name="T1">syntax: </text:span><text:span text:style-name="Strong_20_Emphasis"><text:span text:style-name="T3">mknod</text:span></text:span><text:span text:style-name="T4"> </text:span><text:span text:style-name="T3">Name</text:span><text:span text:style-name="T4"> </text:span><text:span text:style-name="T3">{</text:span><text:span text:style-name="T4"> </text:span><text:a xlink:type="simple" xlink:href="http://publib.boulder.ibm.com/infocenter/pseries/v5r3/topic/com.ibm.aix.cmds/doc/aixcmds3/mknod.htm#ail1a0joyc" text:style-name="Internet_20_link" text:visited-style-name="Visited_20_Internet_20_Link"><text:span text:style-name="Strong_20_Emphasis"><text:span text:style-name="T3">b</text:span></text:span></text:a><text:span text:style-name="T4"> </text:span><text:span text:style-name="T3">|</text:span><text:span text:style-name="T4"> </text:span><text:a xlink:type="simple" xlink:href="http://publib.boulder.ibm.com/infocenter/pseries/v5r3/topic/com.ibm.aix.cmds/doc/aixcmds3/mknod.htm#vil140joyc" text:style-name="Internet_20_link" text:visited-style-name="Visited_20_Internet_20_Link"><text:span text:style-name="Strong_20_Emphasis"><text:span text:style-name="T3">c</text:span></text:span></text:a><text:span text:style-name="T4"> </text:span><text:span text:style-name="T3">}</text:span><text:span text:style-name="T4">  </text:span><text:span text:style-name="T3">Major  Minor</text:span></text:p>
        <text:p text:style-name="P7"/>
        <text:p text:style-name="P4">Name : name of the device file </text:p>
        <text:p text:style-name="P4"/>
        <text:p text:style-name="P6"><text:span text:style-name="T3">{</text:span><text:span text:style-name="T4"> </text:span><text:a xlink:type="simple" xlink:href="http://publib.boulder.ibm.com/infocenter/pseries/v5r3/topic/com.ibm.aix.cmds/doc/aixcmds3/mknod.htm#ail1a0joyc" text:style-name="Internet_20_link" text:visited-style-name="Visited_20_Internet_20_Link"><text:span text:style-name="Strong_20_Emphasis"><text:span text:style-name="T3">b</text:span></text:span></text:a><text:span text:style-name="T4"> </text:span><text:span text:style-name="T3">|</text:span><text:span text:style-name="T4"> </text:span><text:a xlink:type="simple" xlink:href="http://publib.boulder.ibm.com/infocenter/pseries/v5r3/topic/com.ibm.aix.cmds/doc/aixcmds3/mknod.htm#vil140joyc" text:style-name="Internet_20_link" text:visited-style-name="Visited_20_Internet_20_Link"><text:span text:style-name="Strong_20_Emphasis"><text:span text:style-name="T3">c</text:span></text:span></text:a><text:span text:style-name="T4"> </text:span><text:span text:style-name="T3">} : type of device (ex; char or block device)</text:span></text:p>
        <text:p text:style-name="P7"/>
        <text:p text:style-name="P7">Major  : Major number of the device file</text:p>
        <text:p text:style-name="P7"/>
        <text:p text:style-name="P7">Minor  : Minor number of the device file</text:p>
        <text:p text:style-name="P7"/>
        <text:p text:style-name="P6"><text:span text:style-name="T1">ex : $  </text:span><text:span text:style-name="T5">mknod /dev/rama  c  12  5</text:span></text:p>
        <text:p text:style-name="P8"/>
        <text:p text:style-name="P4">MKDEV(int major, int minor);</text:p>
        <text:p text:style-name="P8"/>
        <text:p text:style-name="P3">In how many ways we can allocate device number ?</text:p>
        <text:p text:style-name="P8"/>
        <text:p text:style-name="P8"/>
        <text:p text:style-name="P4"><text:line-break/>In 2 ways we can allocate device numbers</text:p>
        <text:p text:style-name="P4">1)statically</text:p>
        <text:p text:style-name="P4">2)dynamically </text:p>
        <text:p text:style-name="P3"><text:line-break/>How can we allocate device number statically ?</text:p>
        <text:p text:style-name="P4"><text:line-break/>Ans :register_chrdev_region() function will statically allocate device numbers. which is declared in &lt;linux/fs.h&gt;</text:p>
        <text:p text:style-name="P4">int register_chrdev_region(dev_t first, unsigned int count, char *name);</text:p>
        <text:p text:style-name="P4">Return values : In case of success "0" will return , In case of failure  "-1 or negative value " will return </text:p>
        <text:p text:style-name="P4">Here</text:p>
        <text:p text:style-name="P6"><text:span text:style-name="Teletype"><text:span text:style-name="T6">1.    first</text:span></text:span><text:span text:style-name="Teletype"> is the beginning device number of the range you would like to allocate. The minor number portion of </text:span><text:span text:style-name="Teletype"><text:span text:style-name="T6">first</text:span></text:span><text:span text:style-name="Teletype"> is often </text:span><text:span text:style-name="Teletype"><text:span text:style-name="T6">0.</text:span></text:span></text:p>
        <text:p text:style-name="P6"><text:span text:style-name="T1">2.    </text:span><text:span text:style-name="Teletype"><text:span text:style-name="T7">count</text:span></text:span><text:span text:style-name="T1"> is the total number of contiguous device numbers you are requesting.</text:span></text:p>
        <text:p text:style-name="P9"><text:span text:style-name="T7">3.    </text:span><text:span text:style-name="Teletype"><text:span text:style-name="T7">name</text:span></text:span><text:span text:style-name="T7"> is the name of the device that should be associated with this number range. it will appear in /proc/devices and sysfs.</text:span></text:p>
        <text:p text:style-name="P10">How can we allocate device number dynamically ?</text:p>
        <text:p text:style-name="P4">alloc_chrdev_region()will dynamically  allocate device numbers.</text:p>
        <text:p text:style-name="P4">int alloc_chrdev_region(dev_t *dev, unsigned int firstminor, </text:p>
        <text:p text:style-name="P6">                        <text:span text:style-name="T1">unsigned int count, char *name);</text:span></text:p>
        <text:p text:style-name="P4"><text:soft-page-break/>Here</text:p>
        <text:p text:style-name="P6"><text:span text:style-name="T7">1.    </text:span><text:span text:style-name="Teletype"><text:span text:style-name="T7">dev</text:span></text:span><text:span text:style-name="T7"> is an output-only parameter that will, on successful completion, hold the first number in your allocated range. </text:span></text:p>
        <text:p text:style-name="P6"><text:span text:style-name="Teletype">2.    </text:span><text:span text:style-name="Teletype"><text:span text:style-name="T6">firstminor </text:span></text:span><text:span text:style-name="Teletype">should be the requested first minor number to use; it is usually </text:span><text:span text:style-name="Teletype"><text:span text:style-name="T6">0 </text:span></text:span></text:p>
        <text:p text:style-name="P6"><text:span text:style-name="T1">3.    </text:span><text:span text:style-name="Teletype"><text:span text:style-name="T7">count</text:span></text:span><text:span text:style-name="T1"> is the total number of contiguous device numbers you are requesting.</text:span></text:p>
        <text:p text:style-name="P6"><text:span text:style-name="T7">4.    </text:span><text:span text:style-name="Teletype"><text:span text:style-name="T7">name</text:span></text:span><text:span text:style-name="T7"> is the name of the device that should be associated with this number range. it will appear in /proc/devices and sysfs.</text:span></text:p>
        <text:p text:style-name="P11"/>
        <text:p text:style-name="P3">How can we  Free  Device Numbers ?</text:p>
        <text:p text:style-name="P8"/>
        <text:p text:style-name="P4">void unregister_chrdev_region(dev_t first, unsigned int count);</text:p>
        <text:p text:style-name="P8"/>
        <text:p text:style-name="P3">What is Major number and it's usage ?</text:p>
        <text:p text:style-name="P3"/>
        <text:p text:style-name="P4">It's an  integer number  mainly used to provide the association between the device driver and device file . this number is used by kernel .</text:p>
        <text:p text:style-name="P4">(or)</text:p>
        <text:p text:style-name="P6"><text:span text:style-name="T4"> </text:span><text:span text:style-name="T2">The major number tells you which driver handles which device file. </text:span></text:p>
        <text:p text:style-name="P5"/>
        <text:p text:style-name="P3">Can we have same major number for more than one device file ?</text:p>
        <text:p text:style-name="P4"/>
        <text:p text:style-name="P4">yes . we can have .</text:p>
        <text:p text:style-name="P4"/>
        <text:p text:style-name="P3">What is minor  number and it's usage ?</text:p>
        <text:p text:style-name="P8"/>
        <text:p text:style-name="P5">The minor number is used only by the driver itself to differentiate which device it's operating on, just in case the driver handles more than one device.</text:p>
        <text:p text:style-name="P4">(or)</text:p>
        <text:p text:style-name="P4">one driver can control more than one device .minor will be used to distinguish the one device from other devices   .</text:p>
        <text:p text:style-name="P3">What is range of major and minor numbers?</text:p>
        <text:p text:style-name="P4"/>
        <text:p text:style-name="P4">0-255</text:p>
        <text:p text:style-name="P8"/>
        <text:p text:style-name="P6"><text:span text:style-name="T8">What is use of  </text:span><text:span text:style-name="Teletype"><text:span text:style-name="T8">dev_t</text:span></text:span><text:span text:style-name="T8"> type ?</text:span></text:p>
        <text:p text:style-name="P4"/>
        <text:p text:style-name="P4">This is used to hold device numbers—both the major and minor parts. </text:p>
        <text:p text:style-name="P4"/>
        <text:p text:style-name="P3">How to retrieve major and minor number from dev_t type ?</text:p>
        <text:p text:style-name="P4"/>
        <text:p text:style-name="P6"> <text:span text:style-name="T1">To obtain the major or minor number  of a </text:span><text:span text:style-name="T7">dev_t</text:span><text:span text:style-name="T1">, use:</text:span></text:p>
        <text:p text:style-name="P4"/>
        <text:p text:style-name="P4">MAJOR(dev_t dev); // to obtain major number </text:p>
        <text:p text:style-name="P4"/>
        <text:p text:style-name="P4"><text:soft-page-break/>MINOR(dev_t dev);  // to obtain minor number</text:p>
        <text:p text:style-name="P4"/>
        <text:p text:style-name="P4">int major=MAJOR(dev_t dev);</text:p>
        <text:p text:style-name="P4"/>
        <text:p text:style-name="P4">int minor =MINOR(dev_t dev);</text:p>
        <text:p text:style-name="P8"/>
        <text:p text:style-name="P3">How can i use my own major and minor number for a device file ?</text:p>
        <text:p text:style-name="P3"/>
        <text:p text:style-name="P6"><text:span text:style-name="T1">if you have the major and minor numbers and need to turn them into a </text:span><text:span text:style-name="Teletype"><text:span text:style-name="T1">dev_t</text:span></text:span><text:span text:style-name="T1">, use:</text:span></text:p>
        <text:p text:style-name="P6"><text:span text:style-name="T1">register_chrdev_region</text:span> <text:span text:style-name="T1">works well if you know ahead of time exactly which device numbers you want. Often, however, you will not know which major numbers your device will use; there is a constant effort within the Linux kernel development community to move over to the use of dynamically-allocated device numbers.</text:span></text:p>
        <text:p text:style-name="P8"/>
        <text:p text:style-name="P3">How to see  statically assigned major numbers ?</text:p>
        <text:p text:style-name="P3"/>
        <text:p text:style-name="P4">Some major device numbers are statically assigned to the most common devices. A list of those devices can be found in Documentation/devices.txt within the kernel source tree.</text:p>
        <text:p text:style-name="P4"/>
        <text:p text:style-name="P4">Note :  for new drivers, we strongly suggest that you use dynamic allocation to obtain your major device number, rather than choosing a number randomly from the ones that are currently free. In other words, your drivers should almost certainly be using alloc_chrdev_region rather thanregister_chrdev_region.</text:p>
        <text:p text:style-name="P4"/>
        <text:p text:style-name="P10">What is the disadvantage of dynamic device number assignment ?</text:p>
        <text:p text:style-name="P4">The disadvantage of dynamic assignment is that you can't create the device nodes in advance, because the major number assigned to your module will vary.</text:p>
        <text:p text:style-name="P4"/>
        <text:p text:style-name="P10">Where can we write allocation and freeing of device number's code ?</text:p>
        <text:p text:style-name="P4">allocation : init function of a module</text:p>
        <text:p text:style-name="P4">freeing : cleanup function of a module</text:p>
      </text:section>
      <text:p text:style-name="Standard"/>
      <text:p text:style-name="Standard"/>
      <text:p text:style-name="Standard"/>
      <text:section text:style-name="Sect2" text:name="wsb-canvas-template-page">
        <text:section text:style-name="Sect1" text:name="wsb-canvas-template-container">
          <text:p text:style-name="P2">Linux Device Model (LDM)<text:line-break/><text:line-break/>Explain about the Linux Device Model (LDM)?<text:line-break/>Explain about about ksets, kobjects and ktypes. How are they related?<text:line-break/>Questions about sysfs.<text:line-break/><text:line-break/><text:line-break/>Linux Boot Sequence<text:line-break/>Explain about the Linux boot sequence in case of ARM architecture?<text:line-break/>How are the command line arguments passed to Linux kernel by the u-boot (bootloader)?<text:line-break/>Explain about ATAGS?<text:line-break/>Explain about command line arguments that are passed to linux kernel and how/where they are parsed in kernel code?<text:line-break/><text:soft-page-break/>Explain about device tree.<text:line-break/><text:line-break/>Interrupts in Linux<text:line-break/>Explain about the interrupt mechanims in linux?<text:line-break/>What are the APIs that are used to register an interrupt handler?<text:line-break/>How do you register an interrupt handler on a shared IRQ line?<text:line-break/>Explain about the flags that are passed to request_irq().<text:line-break/>Explain about the internals of Interrupt handling in case of Linux running on ARM.<text:line-break/>What are the precautions to be taken while writing an interrupt handler?<text:line-break/>Explain interrupt sequence in detail starting from ARM to registered interrupt handler.<text:line-break/>What is bottom half and top half.<text:line-break/>What is request_threaded_irq()<text:line-break/>If same interrupts occurs in two cpu how are they handled?<text:line-break/>How to synchronize data between 'two interrupts' and 'interrupts and process'.<text:line-break/>How are nested interrupts handled?<text:line-break/>How is task context saved during interrupt.<text:line-break/><text:line-break/>Bottom-half Mechanisms in Linux<text:line-break/>What are the different bottom-half mechanisms in Linux?<text:line-break/>Softirq, Tasklet and Workqueues<text:line-break/>What are the differences between Softirq/Tasklet and Workqueue? Given an example what you prefer to use?<text:line-break/>What are the differences between softirqs and tasklets?<text:line-break/>Softirq is guaranteed to run on the CPU it was scheduled on, where as tasklets don’t have that guarantee. <text:line-break/>The same tasklet can't run on two separate CPUs at the same time, where as a softirq can. <text:line-break/>When are these bottom halfs executed?<text:line-break/>Explain about the internal implementation of softirqs?<text:line-break/>http://linuxblore.blogspot.com/2013/02/bottom-halves-in-linux-part-1-softirqs.html<text:line-break/>Explain about the internal implementation of tasklets?<text:line-break/>http://linuxblore.blogspot.com/2013/02/bottom-halves-in-linux-part-2-tasklets.html<text:line-break/>Explain about the internal implementation of workqueues?<text:line-break/>http://linuxblore.blogspot.in/2013/01/workqueues-in-linux.html<text:line-break/>Explain about the concurrent work queues.<text:line-break/><text:line-break/>Linux Memory Management <text:line-break/>What are the differences between vmalloc and kmalloc? Which is preferred to use in device drivers?<text:line-break/>What are the differences between slab allocator and slub allocator?<text:line-break/>What is boot memory allocator?<text:line-break/>How do you reserve block of memory?<text:line-break/>What is virtual memory and what are the advanatages of using virtual memory?<text:line-break/>What's paging and swapping?<text:line-break/>Is it better to enable swapping in embedded systems? and why?<text:line-break/>What is the page size in Linux kernel in case of 32-bit ARM architecture?<text:line-break/>What is page frame?<text:line-break/>What are the different memory zones and why does different zones exist?<text:line-break/>What is high memory and when is it needed?<text:line-break/>Why is high memory zone not needed in case of 64-bit machine?<text:line-break/>How to allocate a page frame from high memory?<text:line-break/>In ARM, an abort exception if generated, if the page table doesn't contain a virtual to physical map for a particular page. How exactly does the MMU know that a virtual to physical map is present in the pagetable or not?<text:line-break/><text:soft-page-break/>A Level-1 page table entry can be one of four possible types. The 1st type is given below: <text:line-break/>A fault entry that generates an abort exception. This can be either a prefetch or data abort, depending on the type of access. This effectively indicates virtual addresses that are unmapped.<text:line-break/>In this case the bit [0] and [1] are set to 0. This is how the MMU identifies that it's a fault entry.<text:line-break/>Same is the case with Level-2 page table entry.<text:line-break/>Does the Translation Table Base Address (TTBR) register, Level 1 page table and Level 2 page table contain Physical addresses or Virtual addresses?<text:line-break/>TTBR: Contain physical address of the pgd base<text:line-break/>Level 1 page table (pgd): Physical address pointing to the pte base<text:line-break/>Level 2 page table (pte): Physical address pointing to the physical page frame<text:line-break/>Since page tables are in kernel space and kernel virtual memory is mapped directly to RAM. Using just an easy macro like __virt_to_phys(), we can get the physical address for the pgd base or pte base or pte entry.</text:p>
          <text:p text:style-name="Standard"/>
          <text:section text:style-name="Sect1" text:name="wsb-element-00000000-0000-0000-0000-000688707673">
            <text:p text:style-name="Standard"><text:span text:style-name="T9">Kernel Synchronization<text:line-break/>Why do we need synchronization mechanisms in Linux kernel?<text:line-break/>What are the different synchonization mechanisms present in Linux kernel?<text:line-break/>What are the differences between spinlock and mutex?<text:line-break/>What is lockdep?<text:line-break/>Which synchronization mechanism is safe to use in interrupt context and why?<text:line-break/>Explain about the implementation of spinlock in case of ARM architecture.<text:line-break/>Explain about the implementation of mutex in case of ARM architecture.<text:line-break/>Explain about the notifier chains.<text:line-break/>Explain about RCU locks and when are they used?<text:line-break/>Explain about RW spinlocks locks and when are they used?<text:line-break/>Which are the synchronization technoques you use 'between processes', 'between processe and interrupt' and 'between interrupts'; why and how ?<text:line-break/>What are the differences between semaphores and spinlocks?<text:line-break/><text:line-break/>                            Process Management and Process Scheduling<text:line-break/>What are the different schedulers class present in the linux kernel?<text:line-break/>How to create a new process?<text:line-break/>What is the difference between fork( ) and vfork( )?<text:line-break/>Which is the first task what is spawned in linux kernel?<text:line-break/>What are the processes with PID 0 and PID 1?<text:line-break/>PID 0 - idle task<text:line-break/>PID 1 - init <text:line-break/>How to extract task_struct of a particular process if the stack pointer is given?<text:line-break/>How does scheduler picks particular task?<text:line-break/>When does scheduler picks a task?<text:line-break/>How is timeout managed?<text:line-break/>How does load balancing happens?<text:line-break/>Explain about any scheduler class?<text:line-break/>Explain about wait queues and how they implemented? Where and how are they used?<text:line-break/>What is process kernel stack and process user stack? What is the size of each and how are they allocated?<text:line-break/>Why do we need seperate kernel stack for each process?<text:line-break/>What all happens during context switch?<text:line-break/>What is thread_info? Why is it stored at the end of kernel stack?<text:line-break/>What is the use of preempt_count variable?<text:line-break/>What is the difference between interruptible and uninterruptible task states?<text:line-break/>How processes and threads are created? (from user level till kernel level)<text:line-break/></text:span><text:soft-page-break/><text:span text:style-name="T9">How is virtual run time (vruntime) calculated?<text:line-break/><text:line-break/>Timers and Time Management<text:line-break/>What are jiffies and HZ?<text:line-break/>What is the initial value of jiffies when the system has started?<text:line-break/>Explain about HR timers and normal timers?<text:line-break/>On what hardware timers, does the HR timers are based on?<text:line-break/>How to declare that a specific hardware timers is used for kernel periodic timer interrupt used by the scheduler?<text:line-break/>How software timers are implemented?<text:line-break/><text:line-break/>Power Management in Linux<text:line-break/>Explain about cpuidle framework.<text:line-break/>Explain about cpufreq framework.<text:line-break/>Explain about clock framework.<text:line-break/>Explain about regulator framework.<text:line-break/>Explain about suspened and resume framwork.<text:line-break/>Explain about early suspend and late resume.<text:line-break/>Explain about wakelocks.<text:line-break/><text:line-break/>Linux Kernel Modules<text:line-break/>How to make a module as loadable module?<text:line-break/>How to make a module as in-built module?<text:line-break/>Explain about Kconfig build system?<text:line-break/>Explain about the init call mechanism.<text:line-break/>What is the difference between early init and late init?<text:line-break/>Early init:<text:line-break/>Early init functions are called when only the boot processor is online.<text:line-break/>Run before initializing SMP.<text:line-break/>Only for built-in code, not modules.<text:line-break/>Late init:<text:line-break/>Late init functions are called _after_ all the CPUs are online.<text:line-break/><text:line-break/>Linux Kernel Debugging<text:line-break/><text:line-break/>What is Oops and kernel panic?<text:line-break/>Does all Oops result in kernel panic?<text:line-break/>What are the tools that you have used for debugging the Linux kernel?<text:line-break/>What are the log levels in printk?<text:line-break/>Can printk's be used in interrupt context?<text:line-break/>How to print a stack trace from a particular function?<text:line-break/>What's the use of early_printk( )?<text:line-break/>Explan about the various gdb commands.<text:line-break/><text:line-break/> Miscellaneous<text:line-break/><text:line-break/>How are the atomic functions implemented in case of ARM architecture?<text:line-break/>How is container_of( ) macro implemented? <text:line-break/>Explain about system call flow in case of ARM Linux.<text:line-break/>What 's the use of __init and __exit macros?<text:line-break/>How to ensure that init function of a partiuclar driver was called before our driver's init function is called (assume that both these drivers are built into the kenrel image)?<text:line-break/></text:span><text:soft-page-break/><text:span text:style-name="T9">What's a segementation fault and what are the scenarios in which segmentation fault is triggered?<text:line-break/>If the scenarios which triggers the segmentation fault has occurred, how the kernel identifies it and what are the actions that the kernel takes? </text:span></text:p>
          </text:section>
        </text:section>
      </text:section>
      <text:p text:style-name="Standard"/>
      <text:p text:style-name="Standard"/>
      <text:p text:style-name="Standard"/>
      <text:p text:style-name="Standard"/>
      <text:p text:style-name="P2"><text:span text:style-name="T10">Operating System Interview Questions<text:line-break/></text:span><text:line-break/><text:line-break/>Kernel SynchronizationWhat are the differences between mutex and semaphore?<text:line-break/><text:line-break/>What is a race condition?<text:line-break/><text:line-break/>How to avoid a race conditon?<text:line-break/><text:line-break/>What is a critial region?<text:line-break/><text:line-break/>What are atomic operations?<text:line-break/><text:line-break/><text:line-break/><text:line-break/> RTOS<text:line-break/>What are the differences between general purpose OS and and RTOS?<text:line-break/><text:line-break/>What are the characteristics of an RTOS?<text:line-break/><text:line-break/>What is the difference between a hard real time system and a soft real time system?<text:line-break/><text:line-break/>What is priority inversion and how to solve that problem?<text:line-break/><text:line-break/>What is priority inheritence?</text:p>
      <text:p text:style-name="Standard"/>
      <text:p text:style-name="P2"><text:span text:style-name="T10">Microprocessor and Embedded Hardware Interview Questions<text:line-break/></text:span><text:line-break/><text:line-break/><text:line-break/>                                 Memory Management Unit and Virtual Memory<text:line-break/>What is an MMU and what is it used for?<text:line-break/><text:line-break/>What is TLB and what is it used for?<text:line-break/><text:line-break/>What is Virtual Memory?<text:line-break/><text:line-break/>What are the advantages of Virtual Memory?<text:line-break/><text:line-break/><text:line-break/><text:line-break/><text:soft-page-break/><text:line-break/>                 <text:line-break/>                                                           CacheWhat is cache and where is it physically located?<text:line-break/>What is cache coherency?<text:line-break/>What is cache hit and cache miss?<text:line-break/>There are two basic writing approaches:<text:line-break/><text:line-break/>Write-through - Write is done synchronously both to the cache and to the backing store.<text:line-break/>Write-back (or Write-behind) - Initially, writing is done only to the cache. The write to the backing store is postponed until the cache blocks containing the data are about to be modified/replaced by new content.<text:line-break/>What is TLB trashing and Cache trashing?<text:line-break/><text:line-break/>The term is also used when a small set of faster storage space, intended to be used to speed up access to a larger set of slower storage space, is accessed in a way that cancels out any benefits from the faster storage.<text:line-break/><text:line-break/>An example of this is cache thrashing, where main memory is accessed in a pattern that leads to multiple main memory locations competing for the same cache lines, resulting in excessive cache misses. This is most problematic for caches that have low associativity. <text:line-break/><text:line-break/>Quite similar is TLB thrashing, where the TLB is overrun by more requests than it can handle efficiently.<text:line-break/>In a virtual storage system (an operating system that manages its logical storage or memory in units called pages), thrashing is a condition in which excessive paging operations are taking place. A system that is thrashing can be perceived as either a very slow system or one that has come to a halt.<text:line-break/><text:line-break/><text:line-break/>What is a cache line?<text:line-break/><text:line-break/>How much amount of data is transferred at a time from main memory into cache?<text:line-break/>Check out following link for more information:<text:line-break/>http://en.wikipedia.org/wiki/Cache_(computing)<text:line-break/>http://en.wikipedia.org/wiki/CPU_cache<text:line-break/><text:line-break/>What is associative memory or Content-addressable memory (CAM)?<text:line-break/><text:line-break/>Memory that is addressed by content rather than by address; content addressable is often used synonymously. An Associative memory permits its users to specify part of a pattern or key and retrieve the values associated with that pattern. <text:line-break/><text:line-break/>Unlike standard computer memory (random access memory or RAM) in which the user supplies a memory address and the RAM returns the data word stored at that address, a CAM is designed such that the user supplies a data word and the CAM searches its entire memory to see if that data word is stored anywhere in it. If the data word is found, the CAM returns a list of one or more storage addresses where the word was found (and in some architectures, it also returns the data word, or other associated pieces of data). Thus, a CAM is the hardware embodiment of what in software terms would be called an associative array. <text:line-break/><text:line-break/>Content-addressable memory (CAM) is a special type of computer memory used in certain very high speed searching applications. It is also known as associative memory, associative storage, or associative array, although the last term is more often used for a programming data structure. <text:line-break/><text:soft-page-break/><text:line-break/><text:line-break/><text:line-break/>Explain about write through and write back cache.<text:line-break/><text:line-break/>What is write back read alloc and write alloc?<text:line-break/><text:line-break/>What is cache buffer?<text:line-break/><text:line-break/>What is set associative cache?<text:line-break/><text:line-break/>Explain about cache memory synchronization in a multicore system.<text:line-break/><text:line-break/>DMA (Direct Memory Access)What is scatter-gather DMA?</text:p>
      <text:p text:style-name="Standard"/>
      <text:p text:style-name="Standard"/>
      <text:p text:style-name="Standard"/>
      <text:h text:style-name="Heading_20_2" text:outline-level="2"><text:span text:style-name="Strong_20_Emphasis">1)how to manipulate the current process states?</text:span></text:h>
      <text:p text:style-name="Text_20_body">Linux kernel provide set_task_state(task,state) by which you can manipulate the state of given task. By using of set_task_state you can change to state of given task.</text:p>
      <text:p text:style-name="Text_20_body"><text:span text:style-name="Strong_20_Emphasis"/></text:p>
      <text:h text:style-name="Heading_20_2" text:outline-level="2"><text:span text:style-name="Strong_20_Emphasis">2)what are kernel thread?</text:span></text:h>
      <text:p text:style-name="Text_20_body">kernel perform some background operation by using of some thread that is called kernel thread.</text:p>
      <text:p text:style-name="Text_20_body">kernel thread are the special  thread which doesn’t have the process address space .They just run in the kernel space . We can reschedule kernel thread like a normal process .Kernel delegates several task to kernel thread like flush etc. Read more about <text:a xlink:type="simple" xlink:href="http://www.tutorialsdaddy.com/2015/09/process-management-part-2/" office:target-frame-name="_blank" xlink:show="new" text:style-name="Internet_20_link" text:visited-style-name="Visited_20_Internet_20_Link">kernel thread</text:a></text:p>
      <text:p text:style-name="Text_20_body"><text:span text:style-name="Strong_20_Emphasis"/></text:p>
      <text:h text:style-name="Heading_20_2" text:outline-level="2"><text:span text:style-name="Strong_20_Emphasis">3)how threads are implemented in linux kernel?</text:span></text:h>
      <text:p text:style-name="Text_20_body">In Linux there is no special provision for thread . In Linux thread is a process which actual share some resources with other process . Every thread has a unique task_struct.</text:p>
      <text:p text:style-name="Text_20_body"><text:span text:style-name="Strong_20_Emphasis">creating thread</text:span></text:p>
      <text:p text:style-name="Text_20_body">Thread also created by using the clone sys call except some flags for sharing the data like file system , signal handler,open files also set. Flags are used to specify that which resources are shared between parent and child process or thread.</text:p>
      <text:p text:style-name="Text_20_body">E.g  <text:span text:style-name="Strong_20_Emphasis">clone(CLONE_VM | CLONE_FS | CLONE_FILES | CLONE_SIGHAND, 0);</text:span></text:p>
      <text:h text:style-name="Heading_20_2" text:outline-level="2">4)What are different states of a process in linux? </text:h>
      <text:p text:style-name="Text_20_body">In linux a process can be in  one of the following state.</text:p>
      <text:p text:style-name="Text_20_body">1) <text:span text:style-name="Strong_20_Emphasis">TASK_RUNNING :-</text:span></text:p>
      <text:p text:style-name="Text_20_body"><text:soft-page-break/><text:span text:style-name="Strong_20_Emphasis"> </text:span>this state specify that process is either running or in ready state and waiting in runqueue .</text:p>
      <text:p text:style-name="Text_20_body">2) <text:span text:style-name="Strong_20_Emphasis">TASK_INTRUPTTIBLE:-</text:span></text:p>
      <text:p text:style-name="Text_20_body">this condition states that the task is in sleeping state and waiting for some event to occur. When this condition occurs task comes in TASK_RUNNING state.</text:p>
      <text:p text:style-name="Text_20_body">3) <text:span text:style-name="Strong_20_Emphasis">TASK_UNINTRRUPTIBLE:-</text:span></text:p>
      <text:p text:style-name="Text_20_body"><text:span text:style-name="Strong_20_Emphasis"> </text:span>this state is similar as previous state but in this state process does not wait for any event to occur.</text:p>
      <text:p text:style-name="Text_20_body">4<text:span text:style-name="Strong_20_Emphasis">)_TASK_TRACED:-</text:span></text:p>
      <text:p text:style-name="Text_20_body">The process is getting traced by another process , such as  a debugger.</text:p>
      <text:p text:style-name="Text_20_body">Read more about <text:a xlink:type="simple" xlink:href="http://www.tutorialsdaddy.com/2015/09/process-management-part-1/" office:target-frame-name="_blank" xlink:show="new" text:style-name="Internet_20_link" text:visited-style-name="Visited_20_Internet_20_Link">process states </text:a></text:p>
      <text:p text:style-name="Text_20_body"><text:span text:style-name="Strong_20_Emphasis"/></text:p>
      <text:h text:style-name="Heading_20_2" text:outline-level="2"><text:span text:style-name="Strong_20_Emphasis">5)what is difference between process and thread?</text:span></text:h>
      <text:p text:style-name="Text_20_body">Linux does not differentiate between process and thread. Linux kernel understand a thread as a process and implements process and thread in same way. In Linux thread is a process which actually share some resources with other process .</text:p>
      <text:p text:style-name="Text_20_body"><text:span text:style-name="Strong_20_Emphasis"/></text:p>
      <text:h text:style-name="Heading_20_2" text:outline-level="2"><text:span text:style-name="Strong_20_Emphasis">6)Generally what resources are shared between threads?</text:span></text:h>
      <text:p text:style-name="Text_20_body">Threads can share lots of things . Some of the most shared resources are file system information , open files , signal handlers , Address space etc.</text:p>
      <text:p text:style-name="Text_20_body"><text:span text:style-name="Strong_20_Emphasis"/></text:p>
      <text:h text:style-name="Heading_20_2" text:outline-level="2"><text:span text:style-name="Strong_20_Emphasis">7)what is process descriptor? </text:span></text:h>
      <text:p text:style-name="Text_20_body">In  Linux kernel a process is represented by Process descriptor which is a structure of  type task_struct . Kernel stores all the process by maintaining a doubly linked list in which each node is type of task_struct. In other words we can say kernel maintained a doubly linked list of process descriptors. Read more about <text:a xlink:type="simple" xlink:href="http://www.tutorialsdaddy.com/2015/09/process-management-part-1/" office:target-frame-name="_blank" xlink:show="new" text:style-name="Internet_20_link" text:visited-style-name="Visited_20_Internet_20_Link">process descriptors </text:a></text:p>
      <text:p text:style-name="Text_20_body"><text:span text:style-name="Strong_20_Emphasis"/></text:p>
      <text:h text:style-name="Heading_20_2" text:outline-level="2"><text:span text:style-name="Strong_20_Emphasis">8) what is task_struct?</text:span></text:h>
      <text:p text:style-name="Text_20_body">The task_struct is a large data structure around 1.7 Kb on a 32 bit machine. This structure maintain all the information about a process. This structure contains info like signals, files ,stack ,state and much more as we can see below picture. Read more about <text:a xlink:type="simple" xlink:href="http://www.tutorialsdaddy.com/2015/09/process-management-part-1/" office:target-frame-name="_blank" xlink:show="new" text:style-name="Internet_20_link" text:visited-style-name="Visited_20_Internet_20_Link">task_struct</text:a></text:p>
      <text:p text:style-name="Text_20_body"><text:span text:style-name="Strong_20_Emphasis"/></text:p>
      <text:h text:style-name="Heading_20_2" text:outline-level="2"><text:soft-page-break/><text:span text:style-name="Strong_20_Emphasis">9)what is therad_info structure for ?</text:span></text:h>
      <text:p text:style-name="Text_20_body">Read about <text:a xlink:type="simple" xlink:href="http://www.tutorialsdaddy.com/2015/09/process-management-part-1/" office:target-frame-name="_blank" xlink:show="new" text:style-name="Internet_20_link" text:visited-style-name="Visited_20_Internet_20_Link">thread_info</text:a> structure</text:p>
      <text:p text:style-name="Text_20_body"><text:span text:style-name="Strong_20_Emphasis"/></text:p>
      <text:h text:style-name="Heading_20_2" text:outline-level="2"><text:span text:style-name="Strong_20_Emphasis">10)what was the need of thread_info structure?</text:span></text:h>
      <text:p text:style-name="Text_20_body">The task_struct is a large data structure around 1.7 Kb on a 32 bit machine and kernel stack is either 4KB or 8KB . Hence the task of storing structure of 1.7 kb is very much difficult . So kernel introduced concept of thread_info ,which is very much slimmer than task_thread and just points to task_struct structure.</text:p>
      <text:p text:style-name="Text_20_body"><text:span text:style-name="Strong_20_Emphasis"/></text:p>
      <text:h text:style-name="Heading_20_2" text:outline-level="2"><text:span text:style-name="Strong_20_Emphasis">11)difference between fork() and vfork() ?</text:span></text:h>
      <text:p text:style-name="Text_20_body">The  vfork() system calls has the same effect as fork() except that the page table entries of the parent process are not copied . Instead the child executes as a sole in the parent’s address space, and the parent is blocked until the child either call exec() or exits. Read more about <text:a xlink:type="simple" xlink:href="http://www.tutorialsdaddy.com/2015/09/process-management-part-2/" office:target-frame-name="_blank" xlink:show="new" text:style-name="Internet_20_link" text:visited-style-name="Visited_20_Internet_20_Link">fork() and vfork()</text:a>.</text:p>
      <text:p text:style-name="Text_20_body"><text:span text:style-name="Strong_20_Emphasis"/></text:p>
      <text:h text:style-name="Heading_20_2" text:outline-level="2"><text:span text:style-name="Strong_20_Emphasis">12) what is process context ?</text:span></text:h>
      <text:p text:style-name="Text_20_body">Normally process runs  in user space but when a program calls a syscall or triggers an exception then it enter into the kernel-space at that time kernel is said to be executed on behalf of process and in other word kernel is in “process context”.</text:p>
      <text:p text:style-name="Text_20_body"><text:span text:style-name="Strong_20_Emphasis"/></text:p>
      <text:h text:style-name="Heading_20_2" text:outline-level="2"><text:span text:style-name="Strong_20_Emphasis">13) what is zombie process?</text:span></text:h>
      <text:p text:style-name="Text_20_body">Process which is dead and completed its execution but still it had an entry in process table is called zombie process.</text:p>
      <text:p text:style-name="Text_20_body"><text:span text:style-name="Strong_20_Emphasis"/></text:p>
      <text:h text:style-name="Heading_20_2" text:outline-level="2"><text:span text:style-name="Strong_20_Emphasis">14) how parent less process is handles in linux ?</text:span></text:h>
      <text:p text:style-name="Text_20_body">If a parents exist before its children then child process are re-parented to another process in same thread group or , if that fails , then <text:span text:style-name="Strong_20_Emphasis">init process.</text:span></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Verdana" svg:font-family="Verdan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8T22:21:55.933575519</meta:creation-date>
    <dc:date>2016-02-08T23:50:36.574559010</dc:date>
    <meta:editing-duration>PT30M33S</meta:editing-duration>
    <meta:editing-cycles>6</meta:editing-cycles>
    <meta:generator>LibreOffice/4.4.6.3$Linux_X86_64 LibreOffice_project/40m0$Build-3</meta:generator>
    <meta:document-statistic meta:table-count="0" meta:image-count="0" meta:object-count="0" meta:page-count="16" meta:paragraph-count="119" meta:word-count="4659" meta:character-count="28075" meta:non-whitespace-character-count="23230"/>
  </office:meta>
</office:document-meta>
</file>